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eb1" officeooo:paragraph-rsid="00164eb1"/>
    </style:style>
    <style:style style:name="P2" style:family="paragraph" style:parent-style-name="Standard">
      <style:text-properties officeooo:rsid="00181747" officeooo:paragraph-rsid="00181747"/>
    </style:style>
    <style:style style:name="P3" style:family="paragraph" style:parent-style-name="Standard">
      <style:text-properties officeooo:rsid="0018a37f" officeooo:paragraph-rsid="0018a37f"/>
    </style:style>
    <style:style style:name="P4" style:family="paragraph" style:parent-style-name="Standard">
      <style:text-properties officeooo:rsid="001a9f42" officeooo:paragraph-rsid="001a9f42"/>
    </style:style>
    <style:style style:name="P5" style:family="paragraph" style:parent-style-name="Standard">
      <style:text-properties officeooo:rsid="001ade97" officeooo:paragraph-rsid="001ade97"/>
    </style:style>
    <style:style style:name="P6" style:family="paragraph" style:parent-style-name="Standard">
      <style:text-properties officeooo:rsid="001b4186" officeooo:paragraph-rsid="001b4186"/>
    </style:style>
    <style:style style:name="P7" style:family="paragraph" style:parent-style-name="Standard">
      <style:text-properties officeooo:rsid="001cd8a4" officeooo:paragraph-rsid="001cd8a4"/>
    </style:style>
    <style:style style:name="P8" style:family="paragraph" style:parent-style-name="Standard">
      <style:text-properties officeooo:rsid="001ed5f6" officeooo:paragraph-rsid="001ed5f6"/>
    </style:style>
    <style:style style:name="P9" style:family="paragraph" style:parent-style-name="Standard">
      <style:text-properties officeooo:rsid="001fd47e" officeooo:paragraph-rsid="001fd47e"/>
    </style:style>
    <style:style style:name="P10" style:family="paragraph" style:parent-style-name="Standard">
      <style:text-properties officeooo:rsid="00213133" officeooo:paragraph-rsid="00213133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Heading_20_1">
      <style:text-properties officeooo:rsid="00181747" officeooo:paragraph-rsid="00181747"/>
    </style:style>
    <style:style style:name="P20" style:family="paragraph" style:parent-style-name="Heading_20_1">
      <style:text-properties officeooo:rsid="001ade97" officeooo:paragraph-rsid="001ade97"/>
    </style:style>
    <style:style style:name="P21" style:family="paragraph" style:parent-style-name="Heading_20_1">
      <style:text-properties officeooo:rsid="001ed5f6" officeooo:paragraph-rsid="001ed5f6"/>
    </style:style>
    <style:style style:name="P22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necting to a PostgreSQL Database</text:h>
      <text:p text:style-name="Text_20_body">In these exercises, you will be working with real databases hosted on the cloud via Amazon Web Services (AWS)! </text:p>
      <text:p text:style-name="Text_20_body">Let's begin by connecting to a PostgreSQL database. When connecting to a PostgreSQL database, many prefer to use the psycopg2 database driver as it supports practically all of PostgreSQL's features efficiently and is the standard dialect for PostgreSQL in SQLAlchemy.</text:p>
      <text:p text:style-name="Text_20_body">You might recall from Chapter 1 that we use the <text:span text:style-name="Source_20_Text">create_engine()</text:span> function and a connection string to connect to a database. </text:p>
      <text:p text:style-name="Text_20_body">There are three components to the connection string in this exercise: the dialect and driver (<text:span text:style-name="Source_20_Text">'postgresql+psycopg2://'</text:span>), followed by the username and password (<text:span text:style-name="Source_20_Text">'student:datacamp'</text:span>), followed by the host and port (<text:span text:style-name="Source_20_Text">'@postgresql.csrrinzqubik.us-east-1.rds.amazonaws.com:5432/'</text:span>), and finally, the database name (<text:span text:style-name="Source_20_Text">'census'</text:span>). You will have to pass this string as an argument to <text:span text:style-name="Source_20_Text">create_engine()</text:span> in order to connect to the database.</text:p>
      <text:h text:style-name="Heading_20_5" text:outline-level="5">Instructions</text:h>
      <text:p text:style-name="Text_20_body">50xp</text:p>
      <text:list xml:id="list4980026473345870356" text:style-name="L1">
        <text:list-item>
          <text:p text:style-name="P15">Import <text:span text:style-name="Source_20_Text">create_engine</text:span> from <text:span text:style-name="Source_20_Text">sqlalchemy</text:span>. </text:p>
        </text:list-item>
        <text:list-item>
          <text:p text:style-name="P15">Create an engine to the <text:span text:style-name="Source_20_Text">census</text:span> database by concatenating the following strings:</text:p>
          <text:list>
            <text:list-item>
              <text:p text:style-name="P15"><text:span text:style-name="Source_20_Text">'postgresql+psycopg2://'</text:span> </text:p>
            </text:list-item>
            <text:list-item>
              <text:p text:style-name="P15"><text:span text:style-name="Source_20_Text">'student:datacamp'</text:span> </text:p>
            </text:list-item>
            <text:list-item>
              <text:p text:style-name="P15"><text:span text:style-name="Source_20_Text">'@postgresql.csrrinzqubik.us-east-1.rds.amazonaws.com'</text:span> </text:p>
            </text:list-item>
            <text:list-item>
              <text:p text:style-name="P15"><text:span text:style-name="Source_20_Text">':5432/census'</text:span></text:p>
            </text:list-item>
          </text:list>
        </text:list-item>
        <text:list-item>
          <text:p text:style-name="P11">Use the <text:span text:style-name="Source_20_Text">.table_names()</text:span> method on <text:span text:style-name="Source_20_Text">engine</text:span> to print the table names. </text:p>
        </text:list-item>
      </text:list>
      <text:p text:style-name="P1">SOLUTION&gt;</text:p>
      <text:p text:style-name="P1"/>
      <text:p text:style-name="P1"># Import create_engine function</text:p>
      <text:p text:style-name="P1">from sqlalchemy import create_engine</text:p>
      <text:p text:style-name="P1"/>
      <text:p text:style-name="P1"># Create an engine to the census database</text:p>
      <text:p text:style-name="P1">engine = create_engine('postgresql+psycopg2://student:datacamp@postgresql.csrrinzqubik.us-east-1.rds.amazonaws.com:5432/census',)</text:p>
      <text:p text:style-name="P1"/>
      <text:p text:style-name="P1"># Use the .table_names() method on the engine to print the table names</text:p>
      <text:p text:style-name="P1">print(engine.table_names())</text:p>
      <text:p text:style-name="P1"/>
      <text:p text:style-name="P2">&gt;&gt;&gt;&gt;&gt;&gt;&gt;&gt;&gt;&gt;&gt;&gt;&gt;&gt;&gt;&gt;&gt;&gt;&gt;&gt;&gt;&gt;&gt;&gt;&gt;&gt;&gt;&gt;&gt;&gt;&gt;&gt;&gt;&gt;&gt;&gt;&gt;&gt;&gt;&gt;&gt;&gt;&gt;&gt;&gt;&gt;&gt;&gt;&gt;&gt;&gt;&gt;&gt;&gt;&gt;&gt;&gt;&gt;&gt;&gt;&gt;&gt;&gt;&gt;</text:p>
      <text:h text:style-name="P19" text:outline-level="1">Filter data selected from a Table - Simple</text:h>
      <text:p text:style-name="Text_20_body">Having connected to the database, it's now time to practice filtering your queries!</text:p>
      <text:p text:style-name="Text_20_body"><text:soft-page-break/>As mentioned in the video, a <text:span text:style-name="Source_20_Text">where()</text:span> clause is used to filter the data that a statement returns. For example, to select all the records from the <text:span text:style-name="Source_20_Text">census</text:span> table where the sex is Female (or <text:span text:style-name="Source_20_Text">'F'</text:span>) we would do the following:</text:p>
      <text:p text:style-name="Text_20_body"><text:span text:style-name="Source_20_Text">select([census]).where(census.columns.sex == 'F')</text:span></text:p>
      <text:p text:style-name="Text_20_body">In addition to <text:span text:style-name="Source_20_Text">==</text:span> we can use basically any python comparison operator (such as <text:span text:style-name="Source_20_Text">&lt;=</text:span>, <text:span text:style-name="Source_20_Text">!=</text:span>, etc) in the <text:span text:style-name="Source_20_Text">where()</text:span> clause.</text:p>
      <text:h text:style-name="Heading_20_5" text:outline-level="5">Instructions</text:h>
      <text:p text:style-name="Text_20_body">100xp</text:p>
      <text:list xml:id="list5900508475378565616" text:style-name="L2">
        <text:list-item>
          <text:p text:style-name="P16">Select all records from the <text:span text:style-name="Source_20_Text">census</text:span> table by passing in <text:span text:style-name="Source_20_Text">census</text:span> as a list to <text:span text:style-name="Source_20_Text">select()</text:span>. </text:p>
        </text:list-item>
        <text:list-item>
          <text:p text:style-name="P16">Append a where clause to <text:span text:style-name="Source_20_Text">stmt</text:span> to return only the records with a <text:span text:style-name="Source_20_Text">state</text:span> of <text:span text:style-name="Source_20_Text">'New York'</text:span>. </text:p>
        </text:list-item>
        <text:list-item>
          <text:p text:style-name="P16">Execute the statement <text:span text:style-name="Source_20_Text">stmt</text:span> using <text:span text:style-name="Source_20_Text">.execute()</text:span> and retrieve the results using <text:span text:style-name="Source_20_Text">.fetchall()</text:span>. </text:p>
        </text:list-item>
        <text:list-item>
          <text:p text:style-name="P12">Iterate over <text:span text:style-name="Source_20_Text">results</text:span> and print the <text:span text:style-name="Source_20_Text">age</text:span>, <text:span text:style-name="Source_20_Text">sex</text:span> and <text:span text:style-name="Source_20_Text">pop2008</text:span> columns from each record. For example, you can print out the <text:span text:style-name="Source_20_Text">age</text:span> of <text:span text:style-name="Source_20_Text">result</text:span> with <text:span text:style-name="Source_20_Text">result.age</text:span>. </text:p>
        </text:list-item>
      </text:list>
      <text:p text:style-name="P3">SOLUTIONS&gt;</text:p>
      <text:p text:style-name="P3"/>
      <text:p text:style-name="P4"># Create a select query: stmt</text:p>
      <text:p text:style-name="P4">stmt = select([census])</text:p>
      <text:p text:style-name="P4"/>
      <text:p text:style-name="P4"># Add a where clause to filter the results to only those for New York</text:p>
      <text:p text:style-name="P4"/>
      <text:p text:style-name="P4">stmt = stmt.where(census.columns.state == 'New York')</text:p>
      <text:p text:style-name="P4"/>
      <text:p text:style-name="P4"># Execute the query to retrieve all the data returned: results</text:p>
      <text:p text:style-name="P4">results = connection.execute(stmt).fetchall()</text:p>
      <text:p text:style-name="P4"/>
      <text:p text:style-name="P4"># Loop over the results and print the age, sex, and pop2008</text:p>
      <text:p text:style-name="P4">for result in results:</text:p>
      <text:p text:style-name="P4"><text:s text:c="4"/>print(result.age, result.sex, result.pop2008)</text:p>
      <text:p text:style-name="P4"/>
      <text:p text:style-name="P4"/>
      <text:p text:style-name="P5">&gt;&gt;&gt;&gt;&gt;&gt;&gt;&gt;&gt;&gt;&gt;&gt;&gt;&gt;&gt;&gt;&gt;&gt;&gt;&gt;&gt;&gt;&gt;&gt;&gt;&gt;&gt;&gt;&gt;&gt;&gt;&gt;&gt;&gt;&gt;&gt;&gt;&gt;&gt;&gt;&gt;&gt;&gt;&gt;&gt;&gt;&gt;&gt;&gt;&gt;&gt;&gt;&gt;&gt;&gt;&gt;&gt;&gt;&gt;&gt;&gt;&gt;&gt;&gt;&gt;&gt;&gt;&gt;&gt;.</text:p>
      <text:p text:style-name="P5"/>
      <text:h text:style-name="P20" text:outline-level="1">Filter data selected from a Table - Expressions</text:h>
      <text:p text:style-name="Text_20_body">In addition to standard Python comparators, we can also use methods such as <text:span text:style-name="Source_20_Text">in_()</text:span> to create more powerful <text:span text:style-name="Source_20_Text">where()</text:span> clauses. You can see a full list of expressions in the <text:a xlink:type="simple" xlink:href="http://docs.sqlalchemy.org/en/latest/core/sqlelement.html#module-sqlalchemy.sql.expression" office:target-frame-name="_blank" xlink:show="new" text:style-name="Internet_20_link" text:visited-style-name="Visited_20_Internet_20_Link">SQLAlchemy Documentation</text:a>.</text:p>
      <text:p text:style-name="Text_20_body">We've already created a list of some of the most densely populated states.</text:p>
      <text:h text:style-name="Heading_20_5" text:outline-level="5">Instructions</text:h>
      <text:p text:style-name="Text_20_body">100xp</text:p>
      <text:list xml:id="list8383869172973603237" text:style-name="L3">
        <text:list-item>
          <text:p text:style-name="P17"><text:soft-page-break/>Select all records from the <text:span text:style-name="Source_20_Text">census</text:span> table by passing it in as a list to <text:span text:style-name="Source_20_Text">select()</text:span>. </text:p>
        </text:list-item>
        <text:list-item>
          <text:p text:style-name="P17">Append a where clause to return all the records with a <text:span text:style-name="Source_20_Text">state</text:span> in the <text:span text:style-name="Source_20_Text">states</text:span> list. Use <text:span text:style-name="Source_20_Text">in_(states)</text:span> on <text:span text:style-name="Source_20_Text">census.columns.state</text:span> to do this. </text:p>
        </text:list-item>
        <text:list-item>
          <text:p text:style-name="P13">Loop over the ResultProxy <text:span text:style-name="Source_20_Text">connection.execute(stmt)</text:span> and print the <text:span text:style-name="Source_20_Text">state</text:span> and <text:span text:style-name="Source_20_Text">pop2000</text:span> columns from each record. </text:p>
        </text:list-item>
      </text:list>
      <text:p text:style-name="P6">SOLUTIONS&gt;</text:p>
      <text:p text:style-name="P7"># Create a query for the census table: stmt</text:p>
      <text:p text:style-name="P7">stmt = select([census])</text:p>
      <text:p text:style-name="P7"/>
      <text:p text:style-name="P7"># Append a where clause to match all the states in_ the list states</text:p>
      <text:p text:style-name="P7">stmt = stmt.where(census.columns.state.in_( states))</text:p>
      <text:p text:style-name="P7"/>
      <text:p text:style-name="P7"># Loop over the ResultProxy and print the state and its population in 2000</text:p>
      <text:p text:style-name="P7">for result in connection.execute(stmt):</text:p>
      <text:p text:style-name="P7"><text:s text:c="4"/>print(result.state, result.pop2000)</text:p>
      <text:p text:style-name="P8"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h text:style-name="P21" text:outline-level="1">Filter data selected from a Table - Advanced</text:h>
      <text:p text:style-name="Text_20_body">You're really getting the hang of this! SQLAlchemy also allows users to use conjunctions such as <text:span text:style-name="Source_20_Text">and_()</text:span>, <text:span text:style-name="Source_20_Text">or_()</text:span>, and <text:span text:style-name="Source_20_Text">not_()</text:span> to build more complex filtering. For example, we can get a set of records for people in New York who are 21 or 37 years old with the following code:</text:p>
      <text:p text:style-name="Preformatted_20_Text"><text:span text:style-name="Source_20_Text">stmt([census]).where(</text:span></text:p>
      <text:p text:style-name="Preformatted_20_Text"><text:span text:style-name="Source_20_Text"><text:s text:c="2"/>and_(census.columns.state == 'New York',</text:span></text:p>
      <text:p text:style-name="Preformatted_20_Text"><text:span text:style-name="Source_20_Text"><text:s text:c="7"/>or_(census.columns.age == 21,</text:span></text:p>
      <text:p text:style-name="Preformatted_20_Text"><text:span text:style-name="Source_20_Text"><text:s text:c="10"/>census.columns.age == 37</text:span></text:p>
      <text:p text:style-name="Preformatted_20_Text"><text:span text:style-name="Source_20_Text"><text:s text:c="9"/>)</text:span></text:p>
      <text:p text:style-name="Preformatted_20_Text"><text:span text:style-name="Source_20_Text"><text:s text:c="6"/>)</text:span></text:p>
      <text:p text:style-name="P22"><text:span text:style-name="Source_20_Text"><text:s text:c="2"/>)</text:span></text:p>
      <text:h text:style-name="Heading_20_5" text:outline-level="5">Instructions</text:h>
      <text:p text:style-name="Text_20_body">100xp</text:p>
      <text:list xml:id="list8161671713709155413" text:style-name="L4">
        <text:list-item>
          <text:p text:style-name="P18">Import <text:span text:style-name="Source_20_Text">and_</text:span> from the <text:span text:style-name="Source_20_Text">sqlalchemy</text:span> module. </text:p>
        </text:list-item>
        <text:list-item>
          <text:p text:style-name="P18">Select all records from the <text:span text:style-name="Source_20_Text">census</text:span> table. </text:p>
        </text:list-item>
        <text:list-item>
          <text:p text:style-name="P18">Append a where clause to filter all the records whose <text:span text:style-name="Source_20_Text">state</text:span> is <text:span text:style-name="Source_20_Text">'California'</text:span>, and whose <text:span text:style-name="Source_20_Text">sex</text:span> is <text:span text:style-name="Strong_20_Emphasis">not</text:span> <text:span text:style-name="Source_20_Text">'M'</text:span>. </text:p>
        </text:list-item>
        <text:list-item>
          <text:p text:style-name="P14">Iterate over the ResultProxy and print the <text:span text:style-name="Source_20_Text">age</text:span> and <text:span text:style-name="Source_20_Text">sex</text:span> columns from each record. </text:p>
        </text:list-item>
      </text:list>
      <text:p text:style-name="P8">SOLUTION&gt;</text:p>
      <text:p text:style-name="P8"/>
      <text:p text:style-name="P9"># Import and_</text:p>
      <text:p text:style-name="P9">from sqlalchemy import and_</text:p>
      <text:p text:style-name="P9"/>
      <text:p text:style-name="P9"># Build a query for the census table: stmt</text:p>
      <text:p text:style-name="P9">stmt = select([census])</text:p>
      <text:p text:style-name="P9"/>
      <text:p text:style-name="P9"># Append a where clause to select only non-male records from California using and_</text:p>
      <text:p text:style-name="P9">stmt = stmt.where(</text:p>
      <text:p text:style-name="P9"><text:soft-page-break/><text:s text:c="4"/># The state of California with a non-male sex</text:p>
      <text:p text:style-name="P9"><text:s text:c="4"/>and_(census.columns.state == 'California',</text:p>
      <text:p text:style-name="P9"><text:s text:c="9"/>census.columns.sex != 'M'</text:p>
      <text:p text:style-name="P9"><text:s text:c="9"/>)</text:p>
      <text:p text:style-name="P9">)</text:p>
      <text:p text:style-name="P9"/>
      <text:p text:style-name="P9"># Loop over the ResultProxy printing the age and sex</text:p>
      <text:p text:style-name="P9">for result in connection.execute(stmt):</text:p>
      <text:p text:style-name="P9"><text:s text:c="4"/>print(result.age, result.sex)</text:p>
      <text:p text:style-name="P9"/>
      <text:p text:style-name="P10">&gt;&gt;&gt;&gt;&gt;&gt;&gt;&gt;&gt;&gt;&gt;&gt;&gt;&gt;&gt;&gt;&gt;&gt;&gt;&gt;&gt;&gt;&gt;&gt;&gt;&gt;&gt;&gt;&gt;&gt;&gt;&gt;&gt;&gt;&gt;&gt;&gt;&gt;&gt;&gt;&gt;&gt;&gt;&gt;&gt;&gt;&gt;&gt;&gt;&gt;&gt;&gt;&gt;&gt;&gt;&gt;&gt;&gt;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1:13:17.557704298</meta:creation-date>
    <dc:date>2018-02-28T23:58:05.909541640</dc:date>
    <meta:editing-duration>PT2H44M4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92" meta:word-count="802" meta:character-count="5476" meta:non-whitespace-character-count="4692"/>
  </office:meta>
</office:document-meta>
</file>